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795cm" fo:min-width="6.25cm" fo:padding-top="0.166cm" fo:padding-bottom="0.166cm" fo:padding-left="0.291cm" fo:padding-right="0.291cm"/>
    </style:style>
    <style:style style:name="gr2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796cm" fo:min-width="6.25cm" fo:padding-top="0.166cm" fo:padding-bottom="0.166cm" fo:padding-left="0.291cm" fo:padding-right="0.2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89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7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3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15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solid" svg:stroke-width="0.018cm" svg:stroke-color="#000000" draw:marker-start-width="0.228cm" draw:marker-end-width="0.228cm" draw:fill-color="#999999" draw:textarea-horizontal-align="justify" draw:textarea-vertical-align="middle" draw:auto-grow-height="false" fo:min-height="0.012cm" fo:min-width="6.312cm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95cm" fo:min-width="1.897cm"/>
    </style:style>
    <style:style style:name="gr12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ff42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0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832cm" svg:height="1.127cm" svg:x="2.952cm" svg:y="1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32cm" svg:height="1.127cm" svg:x="2.952cm" svg:y="2.4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32cm" svg:height="1.128cm" svg:x="2.952cm" svg:y="3.5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32cm" svg:height="1.127cm" svg:x="2.952cm" svg:y="4.67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7cm" svg:height="0.645cm" svg:x="2.4cm" svg:y="1.5cm">
          <draw:text-box>
            <text:p><text:span text:style-name="T1">0</text:span></text:p>
          </draw:text-box>
        </draw:frame>
        <draw:frame draw:style-name="gr3" draw:text-style-name="P2" draw:layer="layout" svg:width="0.6cm" svg:height="0.645cm" svg:x="2.4cm" svg:y="2.584cm">
          <draw:text-box>
            <text:p><text:span text:style-name="T1">1</text:span></text:p>
          </draw:text-box>
        </draw:frame>
        <draw:frame draw:style-name="gr3" draw:text-style-name="P2" draw:layer="layout" svg:width="0.7cm" svg:height="0.645cm" svg:x="2.4cm" svg:y="3.788cm">
          <draw:text-box>
            <text:p><text:span text:style-name="T1">2</text:span></text:p>
          </draw:text-box>
        </draw:frame>
        <draw:frame draw:style-name="gr3" draw:text-style-name="P2" draw:layer="layout" svg:width="0.7cm" svg:height="0.645cm" svg:x="2.4cm" svg:y="4.872cm">
          <draw:text-box>
            <text:p><text:span text:style-name="T1">3</text:span></text:p>
          </draw:text-box>
        </draw:frame>
        <draw:frame draw:style-name="gr4" draw:text-style-name="P3" draw:layer="layout" svg:width="3.265cm" svg:height="0.725cm" svg:x="4.973cm" svg:y="-0.1cm">
          <draw:text-box>
            <text:p><text:span text:style-name="T2">Segmented IQ</text:span></text:p>
          </draw:text-box>
        </draw:frame>
        <draw:frame draw:style-name="gr5" draw:text-style-name="P2" draw:layer="layout" svg:width="2.767cm" svg:height="0.645cm" svg:x="2.967cm" svg:y="0.727cm">
          <draw:text-box>
            <text:p><text:span text:style-name="T1">1st stag field</text:span></text:p>
          </draw:text-box>
        </draw:frame>
        <draw:frame draw:style-name="gr6" draw:text-style-name="P2" draw:layer="layout" svg:width="2.896cm" svg:height="0.645cm" svg:x="5.654cm" svg:y="0.728cm">
          <draw:text-box>
            <text:p><text:span text:style-name="T1">2nd stag field</text:span></text:p>
          </draw:text-box>
        </draw:frame>
        <draw:frame draw:style-name="gr7" draw:text-style-name="P2" draw:layer="layout" svg:width="1.658cm" svg:height="0.645cm" svg:x="8.342cm" svg:y="0.729cm">
          <draw:text-box>
            <text:p><text:span text:style-name="T1">others</text:span></text:p>
          </draw:text-box>
        </draw:frame>
        <draw:line draw:style-name="gr8" draw:text-style-name="P4" draw:layer="layout" svg:x1="2.952cm" svg:y1="1.855cm" svg:x2="9.784cm" svg:y2="1.855cm">
          <text:p/>
        </draw:line>
        <draw:line draw:style-name="gr8" draw:text-style-name="P4" draw:layer="layout" svg:x1="2.952cm" svg:y1="1.573cm" svg:x2="9.784cm" svg:y2="1.573cm">
          <text:p/>
        </draw:line>
        <draw:line draw:style-name="gr8" draw:text-style-name="P4" draw:layer="layout" svg:x1="2.952cm" svg:y1="2.136cm" svg:x2="9.784cm" svg:y2="2.136cm">
          <text:p/>
        </draw:line>
        <draw:line draw:style-name="gr8" draw:text-style-name="P4" draw:layer="layout" svg:x1="2.952cm" svg:y1="2.982cm" svg:x2="9.784cm" svg:y2="2.982cm">
          <text:p/>
        </draw:line>
        <draw:line draw:style-name="gr8" draw:text-style-name="P4" draw:layer="layout" svg:x1="2.952cm" svg:y1="2.7cm" svg:x2="9.784cm" svg:y2="2.7cm">
          <text:p/>
        </draw:line>
        <draw:line draw:style-name="gr8" draw:text-style-name="P4" draw:layer="layout" svg:x1="2.952cm" svg:y1="3.264cm" svg:x2="9.784cm" svg:y2="3.264cm">
          <text:p/>
        </draw:line>
        <draw:line draw:style-name="gr8" draw:text-style-name="P4" draw:layer="layout" svg:x1="2.952cm" svg:y1="4.109cm" svg:x2="9.784cm" svg:y2="4.109cm">
          <text:p/>
        </draw:line>
        <draw:line draw:style-name="gr8" draw:text-style-name="P4" draw:layer="layout" svg:x1="2.952cm" svg:y1="3.827cm" svg:x2="9.784cm" svg:y2="3.827cm">
          <text:p/>
        </draw:line>
        <draw:line draw:style-name="gr8" draw:text-style-name="P4" draw:layer="layout" svg:x1="2.952cm" svg:y1="4.391cm" svg:x2="9.784cm" svg:y2="4.391cm">
          <text:p/>
        </draw:line>
        <draw:line draw:style-name="gr8" draw:text-style-name="P4" draw:layer="layout" svg:x1="2.952cm" svg:y1="5.236cm" svg:x2="9.784cm" svg:y2="5.236cm">
          <text:p/>
        </draw:line>
        <draw:line draw:style-name="gr8" draw:text-style-name="P4" draw:layer="layout" svg:x1="2.952cm" svg:y1="4.955cm" svg:x2="9.784cm" svg:y2="4.955cm">
          <text:p/>
        </draw:line>
        <draw:line draw:style-name="gr8" draw:text-style-name="P4" draw:layer="layout" svg:x1="2.952cm" svg:y1="5.519cm" svg:x2="9.784cm" svg:y2="5.519cm">
          <text:p/>
        </draw:line>
        <draw:custom-shape draw:style-name="gr9" draw:text-style-name="P5" draw:layer="layout" svg:width="6.832cm" svg:height="0.282cm" svg:x="2.952cm" svg:y="2.4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832cm" svg:height="0.282cm" svg:x="2.952cm" svg:y="2.6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832cm" svg:height="0.282cm" svg:x="2.952cm" svg:y="2.9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832cm" svg:height="0.282cm" svg:x="2.952cm" svg:y="3.2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832cm" svg:height="0.282cm" svg:x="2.952cm" svg:y="3.8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832cm" svg:height="0.282cm" svg:x="2.952cm" svg:y="4.3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832cm" svg:height="0.282cm" svg:x="2.952cm" svg:y="1.5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832cm" svg:height="0.282cm" svg:x="2.952cm" svg:y="5.482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5.735cm" svg:y1="1.291cm" svg:x2="5.735cm" svg:y2="5.8cm">
          <text:p/>
        </draw:line>
        <draw:line draw:style-name="gr10" draw:text-style-name="P4" draw:layer="layout" svg:x1="8.43cm" svg:y1="1.291cm" svg:x2="8.43cm" svg:y2="5.8cm">
          <text:p/>
        </draw:line>
        <draw:frame draw:style-name="gr11" draw:text-style-name="P2" draw:layer="layout" svg:width="2.5cm" svg:height="0.645cm" svg:x="0.1cm" svg:y="1.355cm">
          <draw:text-box>
            <text:p><text:span text:style-name="T1">p2 = p5 + p6 </text:span></text:p>
          </draw:text-box>
        </draw:frame>
        <draw:path draw:style-name="gr12" draw:text-style-name="P4" draw:layer="layout" svg:width="1.389cm" svg:height="0.938cm" draw:transform="skewX (-0.305258086173808) rotate (-1.29712870008219) translate (2.12420463355843cm 1.56127173964437cm)" svg:viewBox="0 0 1390 939" svg:d="M0 939c831 0 1390-939 1390-939">
          <text:p/>
        </draw:path>
        <draw:line draw:style-name="gr13" draw:text-style-name="P4" draw:layer="layout" svg:x1="2.4cm" svg:y1="2.8cm" svg:x2="2.5cm" svg:y2="2.9cm">
          <text:p/>
        </draw:line>
        <draw:line draw:style-name="gr13" draw:text-style-name="P4" draw:layer="layout" svg:x1="2.5cm" svg:y1="2.9cm" svg:x2="2.4cm" svg:y2="3cm">
          <text:p/>
        </draw:line>
        <draw:line draw:style-name="gr14" draw:text-style-name="P4" draw:layer="layout" svg:x1="1.6cm" svg:y1="2.5cm" svg:x2="2cm" svg:y2="2.9cm">
          <text:p/>
        </draw:line>
        <draw:line draw:style-name="gr15" draw:text-style-name="P4" draw:layer="layout" svg:x1="2cm" svg:y1="2.5cm" svg:x2="1.6cm" svg:y2="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06-08T08:54:18.907967864</dc:date>
    <meta:editing-duration>PT3H30M9S</meta:editing-duration>
    <meta:editing-cycles>25</meta:editing-cycles>
    <meta:generator>LibreOffice/6.0.7.3$Linux_X86_64 LibreOffice_project/00m0$Build-3</meta:generator>
    <meta:document-statistic meta:object-count="40"/>
  </office:meta>
</office:document-meta>
</file>